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1828e7" officeooo:paragraph-rsid="001828e7"/>
    </style:style>
    <style:style style:name="P3" style:family="paragraph" style:parent-style-name="Standard">
      <style:paragraph-properties fo:text-align="center" style:justify-single-word="false"/>
      <style:text-properties officeooo:rsid="001828e7" officeooo:paragraph-rsid="001828e7"/>
    </style:style>
    <style:style style:name="P4" style:family="paragraph" style:parent-style-name="Standard">
      <style:text-properties fo:font-style="italic" officeooo:rsid="001828e7" officeooo:paragraph-rsid="001828e7" style:font-style-asian="italic" style:font-style-complex="italic"/>
    </style:style>
    <style:style style:name="P5" style:family="paragraph" style:parent-style-name="Standard">
      <style:text-properties officeooo:rsid="0018a1ec" officeooo:paragraph-rsid="0018a1ec"/>
    </style:style>
    <style:style style:name="P6" style:family="paragraph" style:parent-style-name="Standard">
      <style:text-properties officeooo:rsid="0018a1ec" officeooo:paragraph-rsid="00193e2c"/>
    </style:style>
    <style:style style:name="P7" style:family="paragraph" style:parent-style-name="Standard">
      <style:text-properties officeooo:rsid="00193e2c" officeooo:paragraph-rsid="00193e2c"/>
    </style:style>
    <style:style style:name="P8" style:family="paragraph" style:parent-style-name="Standard" style:list-style-name="L1">
      <style:text-properties officeooo:paragraph-rsid="00193e2c"/>
    </style:style>
    <style:style style:name="P9" style:family="paragraph" style:parent-style-name="Standard">
      <style:text-properties officeooo:rsid="001a91c5" officeooo:paragraph-rsid="001a91c5"/>
    </style:style>
    <style:style style:name="P10" style:family="paragraph" style:parent-style-name="Standard">
      <style:text-properties officeooo:rsid="001a91c5" officeooo:paragraph-rsid="001b23a3"/>
    </style:style>
    <style:style style:name="P11" style:family="paragraph" style:parent-style-name="Standard">
      <style:text-properties officeooo:rsid="001b23a3" officeooo:paragraph-rsid="001b23a3"/>
    </style:style>
    <style:style style:name="P12" style:family="paragraph" style:parent-style-name="Standard">
      <style:text-properties officeooo:rsid="001b23a3" officeooo:paragraph-rsid="001d06f0"/>
    </style:style>
    <style:style style:name="P13" style:family="paragraph" style:parent-style-name="Standard">
      <style:text-properties officeooo:rsid="001d06f0" officeooo:paragraph-rsid="001d06f0"/>
    </style:style>
    <style:style style:name="P14" style:family="paragraph" style:parent-style-name="Standard">
      <style:text-properties fo:font-size="12pt" officeooo:rsid="001b23a3" officeooo:paragraph-rsid="001d06f0" style:font-size-asian="12pt" style:font-size-complex="12pt"/>
    </style:style>
    <style:style style:name="P15" style:family="paragraph" style:parent-style-name="Standard">
      <style:text-properties fo:font-size="11pt" officeooo:rsid="001a91c5" officeooo:paragraph-rsid="001b23a3" style:font-size-asian="9.60000038146973pt" style:font-size-complex="11pt"/>
    </style:style>
    <style:style style:name="P16" style:family="paragraph" style:parent-style-name="Standard">
      <style:text-properties officeooo:rsid="001ecd62" officeooo:paragraph-rsid="001ecd62"/>
    </style:style>
    <style:style style:name="P17" style:family="paragraph" style:parent-style-name="Standard">
      <style:text-properties officeooo:rsid="001fcf07" officeooo:paragraph-rsid="001fcf07"/>
    </style:style>
    <style:style style:name="P18" style:family="paragraph" style:parent-style-name="Title">
      <style:text-properties style:font-name="Liberation Sans" fo:font-size="28pt" fo:font-weight="bold" officeooo:rsid="0018a1ec" officeooo:paragraph-rsid="0018a1ec" style:font-name-asian="PingFang SC" style:font-size-asian="28pt" style:font-weight-asian="bold" style:font-name-complex="Arial Unicode MS" style:font-size-complex="28pt" style:font-weight-complex="bold"/>
    </style:style>
    <style:style style:name="T1" style:family="text">
      <style:text-properties officeooo:rsid="0018a1ec"/>
    </style:style>
    <style:style style:name="T2" style:family="text">
      <style:text-properties officeooo:rsid="00193e2c"/>
    </style:style>
    <style:style style:name="T3" style:family="text">
      <style:text-properties officeooo:rsid="001a91c5"/>
    </style:style>
    <style:style style:name="T4" style:family="text">
      <style:text-properties officeooo:rsid="001b23a3"/>
    </style:style>
    <style:style style:name="T5" style:family="text">
      <style:text-properties officeooo:rsid="001cae83"/>
    </style:style>
    <style:style style:name="T6" style:family="text">
      <style:text-properties officeooo:rsid="001d06f0"/>
    </style:style>
    <style:style style:name="T7" style:family="text">
      <style:text-properties fo:font-size="10pt" style:font-size-asian="10pt" style:font-size-complex="10pt"/>
    </style:style>
    <style:style style:name="T8" style:family="text">
      <style:text-properties fo:font-size="11pt" officeooo:rsid="001cae83" style:font-size-asian="11pt" style:font-size-complex="11pt"/>
    </style:style>
    <style:style style:name="T9" style:family="text">
      <style:text-properties style:text-position="super 58%"/>
    </style:style>
    <style:style style:name="T10" style:family="text">
      <style:text-properties style:text-position="super 58%" officeooo:rsid="001a91c5"/>
    </style:style>
    <style:style style:name="T11" style:family="text">
      <style:text-properties style:text-position="super 58%" officeooo:rsid="001b23a3"/>
    </style:style>
    <style:style style:name="T12" style:family="text">
      <style:text-properties style:text-position="super 58%" officeooo:rsid="001d06f0"/>
    </style:style>
    <style:style style:name="T13" style:family="text">
      <style:text-properties officeooo:rsid="001ecd6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Open Morphisms</text:p>
      <text:p text:style-name="P3">by Sven Nilsen, 2023</text:p>
      <text:p text:style-name="P2"/>
      <text:p text:style-name="P4">In this paper I introduce the use of Path Semantical Quality in Higher Category Theory. This <text:span text:style-name="T1">can be interpreted as a generalization of open sets in topology, but for morphisms instead of sets.</text:span></text:p>
      <text:p text:style-name="P2"/>
      <text:p text:style-name="P6">In the field of topology<text:span text:style-name="T9"><text:reference-ref text:reference-format="text" text:ref-name="topology">[1]</text:reference-ref></text:span>, open sets<text:span text:style-name="T9"><text:reference-ref text:reference-format="text" text:ref-name="open set">[2]</text:reference-ref></text:span> are used to define continuous maps<text:span text:style-name="T9"><text:reference-ref text:reference-format="text" text:ref-name="continuous function">[3]</text:reference-ref></text:span>. An open set is a generalization of an open interval in the real line. <text:span text:style-name="T2">An open set, over some set `X`, can be constructed out of:</text:span></text:p>
      <text:p text:style-name="P6"/>
      <text:list xml:id="list619139782" text:style-name="L1">
        <text:list-item>
          <text:p text:style-name="P8"><text:span text:style-name="T2">Unions of open sets in `X`</text:span></text:p>
        </text:list-item>
        <text:list-item>
          <text:p text:style-name="P8"><text:span text:style-name="T2">Finite intersections of open sets in `X`</text:span></text:p>
        </text:list-item>
        <text:list-item>
          <text:p text:style-name="P8"><text:span text:style-name="T2">The empty set in `X`</text:span></text:p>
        </text:list-item>
        <text:list-item>
          <text:p text:style-name="P8"><text:span text:style-name="T2">The whole set `X` itself</text:span></text:p>
        </text:list-item>
      </text:list>
      <text:p text:style-name="P5"/>
      <text:p text:style-name="P7">This very loose definition of open sets allows great flexibility, so the notion of “open” is depending on the kind of topological space under consideration. It is worth noticing that since the whole set `X` itself is an open set, this requires at least one subjective choice. Therefore, there is no way to make a such definition universal, except for the empty set.</text:p>
      <text:p text:style-name="P7"/>
      <text:p text:style-name="P7">In Path Semantics<text:span text:style-name="T9"><text:reference-ref text:reference-format="text" text:ref-name="path semantics">[4]</text:reference-ref></text:span>, such subjective choices are common <text:span text:style-name="T3">when working with Path Semantical Quality</text:span><text:span text:style-name="T10"><text:reference-ref text:reference-format="text" text:ref-name="path semantical quality">[5]</text:reference-ref></text:span><text:span text:style-name="T3">. On one side, there are specific axioms associated with theories using quality. On the other side, it is difficult to understand all the theories combined. This raises the question: What is quality?</text:span></text:p>
      <text:p text:style-name="P7"/>
      <text:p text:style-name="P9">This open problem has resisted detailed analysis and research for several years. During the research, new possible theories have been developed and thus further deepened the problem. One suggestion, from Kent Palmer (PhD), was to unify quality with Hegel’s philosophy. Palmer believes that Hegel thinks about groupoids. This is historically plausible since groupoids are related to topology and Hegel drew inspiration from Leibniz, one the of pioneers in the development of topology as a field.</text:p>
      <text:p text:style-name="P9"/>
      <text:p text:style-name="P10">One breakthrough came when quality was used to express solutions of the imaginary inverse<text:span text:style-name="T9"><text:reference-ref text:reference-format="text" text:ref-name="imaginary inverse">[6]</text:reference-ref></text:span>.</text:p>
      <text:p text:style-name="P10"><text:span text:style-name="T4">A first </text:span><text:span text:style-name="T13">draft</text:span><text:span text:style-name="T4"> included an axiom:</text:span></text:p>
      <text:p text:style-name="P10"/>
      <text:p text:style-name="P10"><text:tab/><text:span text:style-name="T4">~f <text:s/>=&gt; <text:s/>~inv(f)</text:span></text:p>
      <text:p text:style-name="P10"/>
      <text:p text:style-name="P10"><text:span text:style-name="T4">However, it turned out that the first draft of the axioms did not fit properly with Higher Category Theory</text:span><text:span text:style-name="T11"><text:reference-ref text:reference-format="text" text:ref-name="higher category theory">[7]</text:reference-ref></text:span><text:span text:style-name="T4">. By taking inspiration from Higher Category Theory, the above axiom was removed and instead using both `~f` and `~inv(f)` to express an isomorphism. This means that the solution is interpreted as directional.</text:span></text:p>
      <text:p text:style-name="P10"/>
      <text:p text:style-name="P10"><text:span text:style-name="T4">Interpreted as open morphisms, composition replaces union and intersection of open sets:</text:span></text:p>
      <text:p text:style-name="P15"/>
      <text:p text:style-name="P10"><text:tab/><text:span text:style-name="T4">~f ⋀ ~g <text:s/>=&gt; <text:s/>~(g · f)</text:span></text:p>
      <text:p text:style-name="P15"/>
      <text:p text:style-name="P11">This means, if `f` and `g` are open, then <text:span text:style-name="T5">the </text:span>composition `g · f` is open.<text:line-break/>Naturally, the identity morphism `id` is open, which corresponds to the “empty set”.</text:p>
      <text:p text:style-name="P12">The “whole set” as open might be `~true`<text:span text:style-name="T9"><text:reference-ref text:reference-format="text" text:ref-name="qubit true">[8]</text:reference-ref></text:span> which can be thought of as the whole category.</text:p>
      <text:p text:style-name="P12"><text:span text:style-name="T8"/></text:p>
      <text:p text:style-name="P14"><text:span text:style-name="T5">A natural interpretation of open morphisms </text:span><text:span text:style-name="T6">in Higher Category Theory is that one can use internal </text:span></text:p>
      <text:p text:style-name="P14"><text:span text:style-name="T6">n-morphisms to express weak equivalences</text:span><text:span text:style-name="T12"><text:reference-ref text:reference-format="text" text:ref-name="weak homotopy equivalence">[9]</text:reference-ref></text:span><text:span text:style-name="T6"> and avoid infinite regress</text:span><text:span text:style-name="T12"><text:reference-ref text:reference-format="text" text:ref-name="infinite regress">[10]</text:reference-ref></text:span><text:span text:style-name="T6"> by using quality.</text:span></text:p>
      <text:h text:style-name="P1" text:outline-level="3">References:</text:h>
      <text:p text:style-name="P13"/>
      <text:p text:style-name="P13"><text:reference-mark-start text:name="topology"/>[1]<text:reference-mark-end text:name="topology"/><text:tab/>“Topology”</text:p>
      <text:p text:style-name="P13"><text:tab/>Wikipedia</text:p>
      <text:p text:style-name="P13"><text:tab/><text:a xlink:type="simple" xlink:href="https://en.wikipedia.org/wiki/Topology" text:style-name="Internet_20_link" text:visited-style-name="Visited_20_Internet_20_Link"><text:span text:style-name="T7">https://en.wikipedia.org/wiki/Topology</text:span></text:a></text:p>
      <text:p text:style-name="P13"/>
      <text:p text:style-name="P13"><text:reference-mark-start text:name="open set"/>[2]<text:reference-mark-end text:name="open set"/><text:tab/>“Open set”</text:p>
      <text:p text:style-name="P13"><text:tab/>Wikipedia</text:p>
      <text:p text:style-name="P13"><text:tab/><text:a xlink:type="simple" xlink:href="https://en.wikipedia.org/wiki/Open_set" text:style-name="Internet_20_link" text:visited-style-name="Visited_20_Internet_20_Link"><text:span text:style-name="T7">https://en.wikipedia.org/wiki/Open_set</text:span></text:a></text:p>
      <text:p text:style-name="P13"/>
      <text:p text:style-name="P13"><text:reference-mark-start text:name="continuous function"/>[3]<text:reference-mark-end text:name="continuous function"/><text:tab/>“Continuous function”</text:p>
      <text:p text:style-name="P13"><text:tab/>Wikipedia</text:p>
      <text:p text:style-name="P13"><text:tab/><text:a xlink:type="simple" xlink:href="https://en.wikipedia.org/wiki/Continuous_function" text:style-name="Internet_20_link" text:visited-style-name="Visited_20_Internet_20_Link"><text:span text:style-name="T7">https://en.wikipedia.org/wiki/Continuous_function</text:span></text:a></text:p>
      <text:p text:style-name="P13"/>
      <text:p text:style-name="P16"><text:reference-mark-start text:name="path semantics"/>[4]<text:reference-mark-end text:name="path semantics"/><text:tab/>“Path Semantics”</text:p>
      <text:p text:style-name="P16"><text:tab/>Sven Nilsen, 2016-2023</text:p>
      <text:p text:style-name="P16"><text:tab/><text:a xlink:type="simple" xlink:href="https://github.com/advancedresearch/path_semantics/blob/master/papers-wip/path-semantics.pdf" text:style-name="Internet_20_link" text:visited-style-name="Visited_20_Internet_20_Link"><text:span text:style-name="T7">https://github.com/advancedresearch/path_semantics/blob/master/papers-wip/path-semantics.pdf</text:span></text:a></text:p>
      <text:p text:style-name="P16"/>
      <text:p text:style-name="P16"><text:reference-mark-start text:name="path semantical quality"/>[5]<text:reference-mark-end text:name="path semantical quality"/><text:tab/>“Path Semantical Quality”</text:p>
      <text:p text:style-name="P16"><text:tab/>Sven Nilsen, 2021</text:p>
      <text:p text:style-name="P16"><text:tab/><text:a xlink:type="simple" xlink:href="https://github.com/advancedresearch/path_semantics/blob/master/papers-wip2/path-semantical-quality.pdf" text:style-name="Internet_20_link" text:visited-style-name="Visited_20_Internet_20_Link"><text:span text:style-name="T7">https://github.com/advancedresearch/path_semantics/blob/master/papers-wip2/path-semantical-quality.pdf</text:span></text:a></text:p>
      <text:p text:style-name="P16"/>
      <text:p text:style-name="P16"><text:reference-mark-start text:name="imaginary inverse"/>[6]<text:reference-mark-end text:name="imaginary inverse"/><text:tab/>“Imaginary Inverse”</text:p>
      <text:p text:style-name="P16"><text:tab/>Sven Nilsen, 2020</text:p>
      <text:p text:style-name="P16"><text:tab/><text:a xlink:type="simple" xlink:href="https://github.com/advancedresearch/path_semantics/blob/master/papers-wip/imaginary-inverse.pdf" text:style-name="Internet_20_link" text:visited-style-name="Visited_20_Internet_20_Link"><text:span text:style-name="T7">https://github.com/advancedresearch/path_semantics/blob/master/papers-wip/imaginary-inverse.pdf</text:span></text:a></text:p>
      <text:p text:style-name="P16"/>
      <text:p text:style-name="P16"><text:reference-mark-start text:name="higher category theory"/>[7]<text:reference-mark-end text:name="higher category theory"/><text:tab/>“higher category theory”</text:p>
      <text:p text:style-name="P16"><text:tab/>nLab</text:p>
      <text:p text:style-name="P16"><text:tab/><text:a xlink:type="simple" xlink:href="https://ncatlab.org/nlab/show/higher+category+theory" text:style-name="Internet_20_link" text:visited-style-name="Visited_20_Internet_20_Link"><text:span text:style-name="T7">https://ncatlab.org/nlab/show/higher+category+theory</text:span></text:a></text:p>
      <text:p text:style-name="P16"/>
      <text:p text:style-name="P17"><text:reference-mark-start text:name="qubit true"/>[8]<text:reference-mark-end text:name="qubit true"/><text:tab/>“The Proof of `~true`”</text:p>
      <text:p text:style-name="P17"><text:tab/>AdvancedResearch Blog, Sven Nilsen, 2023</text:p>
      <text:p text:style-name="P17"><text:tab/><text:a xlink:type="simple" xlink:href="https://advancedresearch.github.io/blog/2023-02-12-the-proof-of-true" text:style-name="Internet_20_link" text:visited-style-name="Visited_20_Internet_20_Link"><text:span text:style-name="T7">https://advancedresearch.github.io/blog/2023-02-12-the-proof-of-true</text:span></text:a></text:p>
      <text:p text:style-name="P17"/>
      <text:p text:style-name="P17"><text:reference-mark-start text:name="weak homotopy equivalence"/>[9]<text:reference-mark-end text:name="weak homotopy equivalence"/><text:tab/>“weak homotopy equivalence”</text:p>
      <text:p text:style-name="P17"><text:tab/>nLab</text:p>
      <text:p text:style-name="P17"><text:tab/><text:a xlink:type="simple" xlink:href="https://ncatlab.org/nlab/show/weak+homotopy+equivalence" text:style-name="Internet_20_link" text:visited-style-name="Visited_20_Internet_20_Link"><text:span text:style-name="T7">https://ncatlab.org/nlab/show/weak+homotopy+equivalence</text:span></text:a></text:p>
      <text:p text:style-name="P17"/>
      <text:p text:style-name="P17"><text:reference-mark-start text:name="infinite regress"/>[10]<text:reference-mark-end text:name="infinite regress"/><text:tab/>“Infinite regress”</text:p>
      <text:p text:style-name="P17"><text:tab/>Wikipedia</text:p>
      <text:p text:style-name="P17"><text:tab/><text:a xlink:type="simple" xlink:href="https://en.wikipedia.org/wiki/Infinite_regress" text:style-name="Internet_20_link" text:visited-style-name="Visited_20_Internet_20_Link"><text:span text:style-name="T7">https://en.wikipedia.org/wiki/Infinite_regress</text:span></text:a></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5-26T21:03:27.755331360</meta:creation-date>
    <dc:date>2023-05-31T00:14:32.498073740</dc:date>
    <meta:editing-duration>PT7M41S</meta:editing-duration>
    <meta:editing-cycles>1</meta:editing-cycles>
    <meta:document-statistic meta:table-count="0" meta:image-count="0" meta:object-count="0" meta:page-count="2" meta:paragraph-count="52" meta:word-count="521" meta:character-count="3755" meta:non-whitespace-character-count="3263"/>
    <meta:generator>LibreOffice/7.2.2.2$MacOSX_X86_64 LibreOffice_project/02b2acce88a210515b4a5bb2e46cbfb63fe97d56</meta:generator>
  </office:meta>
</office:document-meta>
</file>